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molov_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368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201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Agade_27_s_20_Smolov_5f_Everyday">
      <style:table-properties table:display="true" style:writing-mode="lr-tb"/>
    </style:style>
    <style:style style:name="ce1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3465a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in"/>
    </style:style>
    <style:style style:name="ce5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in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rotation-align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860d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ommon&quot;;&quot;0.5&quot;;&quot;1&quot;;&quot;2.5&quot;;&quot;5&quot;)" table:allow-empty-cell="true" table:display-list="unsorted" table:base-cell-address="'Agade''s Smolov'.C2">
          <table:error-message table:message-type="stop" table:display="true"/>
        </table:content-validation>
        <table:content-validation table:name="val2" table:condition="of:cell-content-is-in-list(&quot;4&quot;;&quot;7&quot;)" table:allow-empty-cell="true" table:display-list="unsorted" table:base-cell-address="'Agade''s Smolov'.D2">
          <table:error-message table:message-type="stop" table:display="true"/>
        </table:content-validation>
      </table:content-validations>
      <table:table table:name="Agade's Smolov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move_Week" form:control-implementation="ooo:com.sun.star.form.component.CommandButton" xml:id="control1" form:id="control1" form:label="Remove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Remove_Week?language=Basic&amp;location=document" xlink:type="simple"/>
              </office:event-listeners>
            </form:button>
            <form:button form:name="Add_Week" form:control-implementation="ooo:com.sun.star.form.component.CommandButton" xml:id="control2" form:id="control2" form:label="Add_Week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Smolov_Module.Add_Week?language=Basic&amp;location=document" xlink:type="simple"/>
              </office:event-listeners>
            </form:button>
          </form:form>
        </office:forms>
        <table:shapes>
          <draw:control draw:z-index="0" draw:name="Control 2" draw:text-style-name="P1" svg:width="2.75in" svg:height="0.5327in" svg:x="13.3228in" svg:y="1.748in" draw:control="control1"/>
          <draw:control draw:z-index="1" draw:name="Control 1" draw:text-style-name="P1" svg:width="2.7634in" svg:height="0.5063in" svg:x="13.3087in" svg:y="1.2402in" draw:control="control2"/>
        </table:shapes>
        <table:table-column table:style-name="co1" table:number-columns-repeated="8" table:default-cell-style-name="ce57"/>
        <table:table-column table:style-name="co2" table:number-columns-repeated="56" table:default-cell-style-name="Default"/>
        <table:table-row table:style-name="ro1">
          <table:table-cell table:style-name="ce1"/>
          <table:table-cell table:style-name="ce1" office:value-type="string" calcext:value-type="string">
            <text:p>1RM</text:p>
          </table:table-cell>
          <table:table-cell table:style-name="ce1" office:value-type="string" calcext:value-type="string">
            <text:p>Round To</text:p>
          </table:table-cell>
          <table:table-cell table:style-name="ce1" office:value-type="string" calcext:value-type="string">
            <text:p>Days Per Week</text:p>
          </table:table-cell>
          <table:table-cell table:style-name="ce15" office:value-type="string" calcext:value-type="string" table:number-columns-spanned="2" table:number-rows-spanned="1">
            <text:p>Notation: Sets x Reps Weight</text:p>
          </table:table-cell>
          <table:covered-table-cell table:style-name="ce17"/>
          <table:table-cell table:number-columns-repeated="58"/>
        </table:table-row>
        <table:table-row table:style-name="ro2">
          <table:table-cell table:style-name="ce2"/>
          <table:table-cell table:style-name="ce6" office:value-type="float" office:value="161" calcext:value-type="float">
            <text:p>161</text:p>
          </table:table-cell>
          <table:table-cell table:style-name="ce6" table:content-validation-name="val1" office:value-type="string" calcext:value-type="string">
            <text:p>Common</text:p>
          </table:table-cell>
          <table:table-cell table:style-name="ce13" table:content-validation-name="val2" office:value-type="float" office:value="7" calcext:value-type="float">
            <text:p>7</text:p>
          </table:table-cell>
          <table:table-cell table:number-columns-repeated="60"/>
        </table:table-row>
        <table:table-row table:style-name="ro3">
          <table:table-cell table:style-name="ce3" office:value-type="string" calcext:value-type="string">
            <text:p>Week</text:p>
          </table:table-cell>
          <table:table-cell table:style-name="ce7" office:value-type="string" calcext:value-type="string">
            <text:p>Mon</text:p>
          </table:table-cell>
          <table:table-cell table:style-name="ce7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u</text:p>
          </table:table-cell>
          <table:table-cell table:style-name="ce7" office:value-type="string" calcext:value-type="string">
            <text:p>Fri</text:p>
          </table:table-cell>
          <table:table-cell table:style-name="ce7" office:value-type="string" calcext:value-type="string">
            <text:p>Sat</text:p>
          </table:table-cell>
          <table:table-cell table:style-name="ce7" office:value-type="string" calcext:value-type="string">
            <text:p>Sun</text:p>
          </table:table-cell>
          <table:table-cell table:style-name="ce1" office:value-type="string" calcext:value-type="string">
            <text:p>Increase %</text:p>
          </table:table-cell>
          <table:table-cell table:style-name="ce1" office:value-type="string" calcext:value-type="string">
            <text:p>Increase Factor</text:p>
          </table:table-cell>
          <table:table-cell table:number-columns-repeated="5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table:formula="of:=IF([.B$11]&lt;&gt;&quot;&quot;;CONCATENATE([.B$11];&quot; &quot;;LOADABLE([.$B$2]*[.B$10]*PRODUCT([.$J$4:.$J4]);[.$C$2]));&quot;&quot;)" office:value-type="string" office:string-value="4x9 112.5" calcext:value-type="string">
            <text:p>4x9 112.5</text:p>
          </table:table-cell>
          <table:table-cell table:style-name="ce8" table:formula="of:=IF([.C$11]&lt;&gt;&quot;&quot;;CONCATENATE([.C$11];&quot; &quot;;LOADABLE([.$B$2]*[.C$10]*PRODUCT([.$J$4:.$J4]);[.$C$2]));&quot;&quot;)" office:value-type="string" office:string-value="2x7 121" calcext:value-type="string">
            <text:p>2x7 121</text:p>
          </table:table-cell>
          <table:table-cell table:style-name="ce8" table:formula="of:=IF([.D$11]&lt;&gt;&quot;&quot;;CONCATENATE([.D$11];&quot; &quot;;LOADABLE([.$B$2]*[.D$10]*PRODUCT([.$J$4:.$J4]);[.$C$2]));&quot;&quot;)" office:value-type="string" office:string-value="3x7 121" calcext:value-type="string">
            <text:p>3x7 121</text:p>
          </table:table-cell>
          <table:table-cell table:style-name="ce8" table:formula="of:=IF([.E$11]&lt;&gt;&quot;&quot;;CONCATENATE([.E$11];&quot; &quot;;LOADABLE([.$B$2]*[.E$10]*PRODUCT([.$J$4:.$J4]);[.$C$2]));&quot;&quot;)" office:value-type="string" office:string-value="3x5 129" calcext:value-type="string">
            <text:p>3x5 129</text:p>
          </table:table-cell>
          <table:table-cell table:style-name="ce8" table:formula="of:=IF([.F$11]&lt;&gt;&quot;&quot;;CONCATENATE([.F$11];&quot; &quot;;LOADABLE([.$B$2]*[.F$10]*PRODUCT([.$J$4:.$J4]);[.$C$2]));&quot;&quot;)" office:value-type="string" office:string-value="4x5 129" calcext:value-type="string">
            <text:p>4x5 129</text:p>
          </table:table-cell>
          <table:table-cell table:style-name="ce8" table:formula="of:=IF([.G$11]&lt;&gt;&quot;&quot;;CONCATENATE([.G$11];&quot; &quot;;LOADABLE([.$B$2]*[.G$10]*PRODUCT([.$J$4:.$J4]);[.$C$2]));&quot;&quot;)" office:value-type="string" office:string-value="5x3 137" calcext:value-type="string">
            <text:p>5x3 137</text:p>
          </table:table-cell>
          <table:table-cell table:style-name="ce8" table:formula="of:=IF([.H$11]&lt;&gt;&quot;&quot;;CONCATENATE([.H$11];&quot; &quot;;LOADABLE([.$B$2]*[.H$10]*PRODUCT([.$J$4:.$J4]);[.$C$2]));&quot;&quot;)" office:value-type="string" office:string-value="5x3 137" calcext:value-type="string">
            <text:p>5x3 137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1+[.$I4]/100" office:value-type="float" office:value="1" calcext:value-type="float">
            <text:p>1</text:p>
          </table:table-cell>
          <table:table-cell table:number-columns-repeated="54"/>
        </table:table-row>
        <table:table-row table:style-name="ro2">
          <table:table-cell table:style-name="ce4" table:formula="of:=[.$A4]+1" office:value-type="float" office:value="2" calcext:value-type="float">
            <text:p>2</text:p>
          </table:table-cell>
          <table:table-cell table:style-name="ce8" table:formula="of:=IF([.B$11]&lt;&gt;&quot;&quot;;CONCATENATE([.B$11];&quot; &quot;;LOADABLE([.$B$2]*[.B$10]*PRODUCT([.$J$4:.$J5]);[.$C$2]));&quot;&quot;)" office:value-type="string" office:string-value="4x9 121" calcext:value-type="string">
            <text:p>4x9 121</text:p>
          </table:table-cell>
          <table:table-cell table:style-name="ce8" table:formula="of:=IF([.C$11]&lt;&gt;&quot;&quot;;CONCATENATE([.C$11];&quot; &quot;;LOADABLE([.$B$2]*[.C$10]*PRODUCT([.$J$4:.$J5]);[.$C$2]));&quot;&quot;)" office:value-type="string" office:string-value="2x7 130" calcext:value-type="string">
            <text:p>2x7 130</text:p>
          </table:table-cell>
          <table:table-cell table:style-name="ce8" table:formula="of:=IF([.D$11]&lt;&gt;&quot;&quot;;CONCATENATE([.D$11];&quot; &quot;;LOADABLE([.$B$2]*[.D$10]*PRODUCT([.$J$4:.$J5]);[.$C$2]));&quot;&quot;)" office:value-type="string" office:string-value="3x7 130" calcext:value-type="string">
            <text:p>3x7 130</text:p>
          </table:table-cell>
          <table:table-cell table:style-name="ce8" table:formula="of:=IF([.E$11]&lt;&gt;&quot;&quot;;CONCATENATE([.E$11];&quot; &quot;;LOADABLE([.$B$2]*[.E$10]*PRODUCT([.$J$4:.$J5]);[.$C$2]));&quot;&quot;)" office:value-type="string" office:string-value="3x5 138" calcext:value-type="string">
            <text:p>3x5 138</text:p>
          </table:table-cell>
          <table:table-cell table:style-name="ce8" table:formula="of:=IF([.F$11]&lt;&gt;&quot;&quot;;CONCATENATE([.F$11];&quot; &quot;;LOADABLE([.$B$2]*[.F$10]*PRODUCT([.$J$4:.$J5]);[.$C$2]));&quot;&quot;)" office:value-type="string" office:string-value="4x5 138" calcext:value-type="string">
            <text:p>4x5 138</text:p>
          </table:table-cell>
          <table:table-cell table:style-name="ce8" table:formula="of:=IF([.G$11]&lt;&gt;&quot;&quot;;CONCATENATE([.G$11];&quot; &quot;;LOADABLE([.$B$2]*[.G$10]*PRODUCT([.$J$4:.$J5]);[.$C$2]));&quot;&quot;)" office:value-type="string" office:string-value="5x3 147" calcext:value-type="string">
            <text:p>5x3 147</text:p>
          </table:table-cell>
          <table:table-cell table:style-name="ce8" table:formula="of:=IF([.H$11]&lt;&gt;&quot;&quot;;CONCATENATE([.H$11];&quot; &quot;;LOADABLE([.$B$2]*[.H$10]*PRODUCT([.$J$4:.$J5]);[.$C$2]));&quot;&quot;)" office:value-type="string" office:string-value="5x3 147" calcext:value-type="string">
            <text:p>5x3 147</text:p>
          </table:table-cell>
          <table:table-cell table:style-name="ce6" office:value-type="float" office:value="7.5" calcext:value-type="float">
            <text:p>7.5</text:p>
          </table:table-cell>
          <table:table-cell table:style-name="ce19" table:formula="of:=1+[.$I5]/100" office:value-type="float" office:value="1.075" calcext:value-type="float">
            <text:p>1.075</text:p>
          </table:table-cell>
          <table:table-cell table:number-columns-repeated="54"/>
        </table:table-row>
        <table:table-row table:style-name="ro2">
          <table:table-cell table:style-name="ce4" table:formula="of:=[.$A5]+1" office:value-type="float" office:value="3" calcext:value-type="float">
            <text:p>3</text:p>
          </table:table-cell>
          <table:table-cell table:style-name="ce8" table:formula="of:=IF([.B$11]&lt;&gt;&quot;&quot;;CONCATENATE([.B$11];&quot; &quot;;LOADABLE([.$B$2]*[.B$10]*PRODUCT([.$J$4:.$J6]);[.$C$2]));&quot;&quot;)" office:value-type="string" office:string-value="4x9 126" calcext:value-type="string">
            <text:p>4x9 126</text:p>
          </table:table-cell>
          <table:table-cell table:style-name="ce8" table:formula="of:=IF([.C$11]&lt;&gt;&quot;&quot;;CONCATENATE([.C$11];&quot; &quot;;LOADABLE([.$B$2]*[.C$10]*PRODUCT([.$J$4:.$J6]);[.$C$2]));&quot;&quot;)" office:value-type="string" office:string-value="2x7 135" calcext:value-type="string">
            <text:p>2x7 135</text:p>
          </table:table-cell>
          <table:table-cell table:style-name="ce8" table:formula="of:=IF([.D$11]&lt;&gt;&quot;&quot;;CONCATENATE([.D$11];&quot; &quot;;LOADABLE([.$B$2]*[.D$10]*PRODUCT([.$J$4:.$J6]);[.$C$2]));&quot;&quot;)" office:value-type="string" office:string-value="3x7 135" calcext:value-type="string">
            <text:p>3x7 135</text:p>
          </table:table-cell>
          <table:table-cell table:style-name="ce8" table:formula="of:=IF([.E$11]&lt;&gt;&quot;&quot;;CONCATENATE([.E$11];&quot; &quot;;LOADABLE([.$B$2]*[.E$10]*PRODUCT([.$J$4:.$J6]);[.$C$2]));&quot;&quot;)" office:value-type="string" office:string-value="3x5 144" calcext:value-type="string">
            <text:p>3x5 144</text:p>
          </table:table-cell>
          <table:table-cell table:style-name="ce8" table:formula="of:=IF([.F$11]&lt;&gt;&quot;&quot;;CONCATENATE([.F$11];&quot; &quot;;LOADABLE([.$B$2]*[.F$10]*PRODUCT([.$J$4:.$J6]);[.$C$2]));&quot;&quot;)" office:value-type="string" office:string-value="4x5 144" calcext:value-type="string">
            <text:p>4x5 144</text:p>
          </table:table-cell>
          <table:table-cell table:style-name="ce8" table:formula="of:=IF([.G$11]&lt;&gt;&quot;&quot;;CONCATENATE([.G$11];&quot; &quot;;LOADABLE([.$B$2]*[.G$10]*PRODUCT([.$J$4:.$J6]);[.$C$2]));&quot;&quot;)" office:value-type="string" office:string-value="5x3 152.5" calcext:value-type="string">
            <text:p>5x3 152.5</text:p>
          </table:table-cell>
          <table:table-cell table:style-name="ce8" table:formula="of:=IF([.H$11]&lt;&gt;&quot;&quot;;CONCATENATE([.H$11];&quot; &quot;;LOADABLE([.$B$2]*[.H$10]*PRODUCT([.$J$4:.$J6]);[.$C$2]));&quot;&quot;)" office:value-type="string" office:string-value="5x3 152.5" calcext:value-type="string">
            <text:p>5x3 152.5</text:p>
          </table:table-cell>
          <table:table-cell table:style-name="ce6" table:formula="of:=[.$I$5]/2" office:value-type="float" office:value="3.75" calcext:value-type="float">
            <text:p>3.75</text:p>
          </table:table-cell>
          <table:table-cell table:style-name="ce19" table:formula="of:=1+[.$I6]/100" office:value-type="float" office:value="1.0375" calcext:value-type="float">
            <text:p>1.0375</text:p>
          </table:table-cell>
          <table:table-cell table:number-columns-repeated="54"/>
        </table:table-row>
        <table:table-row table:style-name="ro4">
          <table:table-cell table:style-name="ce2" office:value-type="string" calcext:value-type="string">
            <text:p>Deload</text:p>
          </table:table-cell>
          <table:table-cell table:style-name="ce9" table:formula="of:=IF([.$C$10]&lt;&gt;&quot;&quot;;&quot;rest&quot;;&quot;&quot;)" office:value-type="string" office:string-value="rest" calcext:value-type="string">
            <text:p>rest</text:p>
          </table:table-cell>
          <table:table-cell table:style-name="ce9" table:formula="of:=IF([.$C$10]&lt;&gt;&quot;&quot;;&quot;rest&quot;;&quot;&quot;)" office:value-type="string" office:string-value="rest" calcext:value-type="string">
            <text:p>rest</text:p>
          </table:table-cell>
          <table:table-cell table:style-name="ce9" table:formula="of:=IF([.$C$10]&lt;&gt;&quot;&quot;;&quot;rest&quot;;&quot;&quot;)" office:value-type="string" office:string-value="rest" calcext:value-type="string">
            <text:p>rest</text:p>
          </table:table-cell>
          <table:table-cell table:style-name="ce9" table:formula="of:=IF([.$C$10]&lt;&gt;&quot;&quot;;&quot;rest&quot;;&quot;&quot;)" office:value-type="string" office:string-value="rest" calcext:value-type="string">
            <text:p>rest</text:p>
          </table:table-cell>
          <table:table-cell table:style-name="ce18" office:value-type="string" calcext:value-type="string">
            <text:p>1RM test</text:p>
          </table:table-cell>
          <table:table-cell table:style-name="ce9" table:number-columns-repeated="2"/>
          <table:table-cell table:number-columns-repeated="56"/>
        </table:table-row>
        <table:table-row table:style-name="ro5" table:number-rows-repeated="2">
          <table:table-cell table:number-columns-repeated="64"/>
        </table:table-row>
        <table:table-row table:style-name="ro5">
          <table:table-cell office:value-type="string" calcext:value-type="string">
            <text:p>Percentage</text:p>
          </table:table-cell>
          <table:table-cell table:style-name="ce49" office:value-type="float" office:value="0.7" calcext:value-type="float">
            <text:p>0.7</text:p>
          </table:table-cell>
          <table:table-cell table:style-name="ce51" table:formula="of:=IF([.$D$2]=7;0.75;&quot;&quot;)" office:value-type="float" office:value="0.75" calcext:value-type="float">
            <text:p>0.75</text:p>
          </table:table-cell>
          <table:table-cell table:style-name="ce49" office:value-type="float" office:value="0.75" calcext:value-type="float">
            <text:p>0.75</text:p>
          </table:table-cell>
          <table:table-cell table:style-name="ce51" table:formula="of:=IF([.$D$2]=7;0.8;&quot;&quot;)" office:value-type="float" office:value="0.8" calcext:value-type="float">
            <text:p>0.8</text:p>
          </table:table-cell>
          <table:table-cell table:style-name="ce49" office:value-type="float" office:value="0.8" calcext:value-type="float">
            <text:p>0.8</text:p>
          </table:table-cell>
          <table:table-cell table:style-name="ce49" office:value-type="float" office:value="0.85" calcext:value-type="float">
            <text:p>0.85</text:p>
          </table:table-cell>
          <table:table-cell table:style-name="ce51" table:formula="of:=IF([.$D$2]=7;0.85;&quot;&quot;)" office:value-type="float" office:value="0.85" calcext:value-type="float">
            <text:p>0.85</text:p>
          </table:table-cell>
          <table:table-cell table:number-columns-repeated="56"/>
        </table:table-row>
        <table:table-row table:style-name="ro5">
          <table:table-cell office:value-type="string" calcext:value-type="string">
            <text:p>Set &amp; Reps</text:p>
          </table:table-cell>
          <table:table-cell table:style-name="ce49" office:value-type="string" calcext:value-type="string">
            <text:p>4x9</text:p>
          </table:table-cell>
          <table:table-cell table:style-name="ce49" table:formula="of:=IF([.$D$2]=7;&quot;2x7&quot;;&quot;&quot;)" office:value-type="string" office:string-value="2x7" calcext:value-type="string">
            <text:p>2x7</text:p>
          </table:table-cell>
          <table:table-cell table:style-name="ce49" table:formula="of:=IF([.$D$2]=7;&quot;3x7&quot;;&quot;5x7&quot;)" office:value-type="string" office:string-value="3x7" calcext:value-type="string">
            <text:p>3x7</text:p>
          </table:table-cell>
          <table:table-cell table:style-name="ce49" table:formula="of:=IF([.$D$2]=7;&quot;3x5&quot;;&quot;&quot;)" office:value-type="string" office:string-value="3x5" calcext:value-type="string">
            <text:p>3x5</text:p>
          </table:table-cell>
          <table:table-cell table:style-name="ce49" table:formula="of:=IF([.$D$2]=7;&quot;4x5&quot;;&quot;7x5&quot;)" office:value-type="string" office:string-value="4x5" calcext:value-type="string">
            <text:p>4x5</text:p>
          </table:table-cell>
          <table:table-cell table:style-name="ce49" table:formula="of:=IF([.$D$2]=7;&quot;5x3&quot;;&quot;10x3&quot;)" office:value-type="string" office:string-value="5x3" calcext:value-type="string">
            <text:p>5x3</text:p>
          </table:table-cell>
          <table:table-cell table:style-name="ce49" table:formula="of:=IF([.$D$2]=7;&quot;5x3&quot;;&quot;&quot;)" office:value-type="string" office:string-value="5x3" calcext:value-type="string">
            <text:p>5x3</text:p>
          </table:table-cell>
          <table:table-cell table:number-columns-repeated="56"/>
        </table:table-row>
        <table:table-row table:style-name="ro5" table:number-rows-repeated="3">
          <table:table-cell table:style-name="Default" table:number-columns-repeated="8"/>
          <table:table-cell table:number-columns-repeated="56"/>
        </table:table-row>
        <table:table-row table:style-name="ro5">
          <table:table-cell table:number-columns-repeated="64"/>
        </table:table-row>
        <table:table-row table:style-name="ro6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 table:number-columns-repeated="61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9:36:25.7156547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gade_27_s_20_Smolov" style:display-name="PageStyle_Agade's Smolov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gade_27_s_20_Smolov_5f_Everyday" style:display-name="PageStyle_Agade's Smolov_Everyday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" style:display-name="PageStyle_Smolov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Base_20_Cycle" style:display-name="PageStyle_Smolov 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molov_20_Jr" style:display-name="PageStyle_Smolov J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molov_20_Intro_2b_Base_20_Cycle" style:display-name="PageStyle_Smolov Intro+Base Cycle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1-12-30T19:37:58.062705965</dc:date>
    <meta:editing-cycles>250</meta:editing-cycles>
    <meta:editing-duration>PT15H49M53S</meta:editing-duration>
    <meta:generator>LibreOffice/7.2.3.2$Linux_X86_64 LibreOffice_project/20$Build-2</meta:generator>
    <meta:document-statistic meta:table-count="1" meta:cell-count="71" meta:object-count="2"/>
    <meta:user-defined meta:name="AppVersion">15.0000</meta:user-defined>
  </office:meta>
</office:document-meta>
</file>

<file path=Basic/Standard/Smolov_Module.xml><?xml version="1.0" encoding="utf-8"?>
<!DOCTYPE module  PUBLIC '-//OpenOffice.org//DTD OfficeDocument 1.0//EN'  'module.dtd'>
<script:module xmlns:script="http://openoffice.org/2000/script" script:name="Smolov_Module" script:language="StarBasic" script:moduleType="normal">REM  *****  BASIC  *****

Function LOADABLE(weight,mode)
	IF mode&lt;&gt;"Common" THEN
		FCalc = CreateUnoService("com.sun.star.sheet.FunctionAccess")
		Dim Params(1) As Variant
		Params(0)=weight
		Params(1)=mode
		LOADABLE=FCalc.callFunction("MROUND",Params())
	ELSE
		SubTen=weight
		While SubTen&gt;10
			SubTen=SubTen-10
		Wend
		LET Main_Weight=weight-SubTen
		DIM possible(12) AS DOUBLE
		possible(0) = 1
		possible(1) = 2
		possible(2) = 2.5
		possible(3) = 3
		possible(4) = 4
		possible(5) = 5
		possible(6) = 6
		possible(7) = 7
		possible(8) = 7.5
		possible(9) = 8
		possible(10) = 9
		possible(11) = 10
		lowestDiff=999
		lowest_idx=0
		For i=0 To 12
			diff = ABS(possible(i)-SubTen)
			IF diff&lt;lowestDiff THEN
				lowestDiff=diff
				lowest_idx=i
			END IF
		Next
		LOADABLE = Main_weight+possible(lowest_idx)
	END IF
End Function


sub Add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0) as new com.sun.star.beans.PropertyValue
args4(0).Name = "By"
args4(0).Value = 1

dispatcher.executeDispatch(document, ".uno:GoRightSel", "", 0, args4())

rem ----------------------------------------------------------------------
dim args5(0) as new com.sun.star.beans.PropertyValue
args5(0).Name = "By"
args5(0).Value = 1

dispatcher.executeDispatch(document, ".uno:GoRightSel", "", 0, args5())

rem ----------------------------------------------------------------------
dim args6(0) as new com.sun.star.beans.PropertyValue
args6(0).Name = "By"
args6(0).Value = 1

dispatcher.executeDispatch(document, ".uno:GoRightSel", "", 0, args6())

rem ----------------------------------------------------------------------
dim args7(0) as new com.sun.star.beans.PropertyValue
args7(0).Name = "By"
args7(0).Value = 1

dispatcher.executeDispatch(document, ".uno:GoRightSel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DownToEndOfDataSel", "", 0, args11())

rem ----------------------------------------------------------------------
dim args12(0) as new com.sun.star.beans.PropertyValue
args12(0).Name = "By"
args12(0).Value = 1

dispatcher.executeDispatch(document, ".uno:GoDownToEndOfDataSel", "", 0, args12())

rem ----------------------------------------------------------------------
dispatcher.executeDispatch(document, ".uno:Cut", "", 0, Array())

rem ----------------------------------------------------------------------
dim args14(1) as new com.sun.star.beans.PropertyValue
args14(0).Name = "By"
args14(0).Value = 1
args14(1).Name = "Sel"
args14(1).Value = false

dispatcher.executeDispatch(document, ".uno:GoDown", "", 0, args14())

rem ----------------------------------------------------------------------
dispatcher.executeDispatch(document, ".uno:Paste", "", 0, Array())

rem ----------------------------------------------------------------------
dim args16(1) as new com.sun.star.beans.PropertyValue
args16(0).Name = "By"
args16(0).Value = 1
args16(1).Name = "Sel"
args16(1).Value = false

dispatcher.executeDispatch(document, ".uno:GoUp", "", 0, args16())

rem ----------------------------------------------------------------------
dim args17(1) as new com.sun.star.beans.PropertyValue
args17(0).Name = "By"
args17(0).Value = 1
args17(1).Name = "Sel"
args17(1).Value = false

dispatcher.executeDispatch(document, ".uno:GoUp", "", 0, args17())

rem ----------------------------------------------------------------------
dim args18(0) as new com.sun.star.beans.PropertyValue
args18(0).Name = "By"
args18(0).Value = 1

dispatcher.executeDispatch(document, ".uno:GoRightToEndOfDataSel", "", 0, args18())

rem ----------------------------------------------------------------------
dispatcher.executeDispatch(document, ".uno:Copy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Down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Remove_Wee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el"
args1(0).Value = false

dispatcher.executeDispatch(document, ".uno:GoToStart", "", 0, args1())

rem ----------------------------------------------------------------------
dim args2(1) as new com.sun.star.beans.PropertyValue
args2(0).Name = "By"
args2(0).Value = 1
args2(1).Name = "Sel"
args2(1).Value = false

dispatcher.executeDispatch(document, ".uno:GoDownToEndOfData", "", 0, args2())

rem ----------------------------------------------------------------------
dim args3(1) as new com.sun.star.beans.PropertyValue
args3(0).Name = "By"
args3(0).Value = 1
args3(1).Name = "Sel"
args3(1).Value = false

dispatcher.executeDispatch(document, ".uno:GoDownToEndOfData", "", 0, args3())

rem ----------------------------------------------------------------------
dim args4(1) as new com.sun.star.beans.PropertyValue
args4(0).Name = "By"
args4(0).Value = 1
args4(1).Name = "Sel"
args4(1).Value = false

dispatcher.executeDispatch(document, ".uno:GoUp", "", 0, args4())

rem ----------------------------------------------------------------------
dim args5(0) as new com.sun.star.beans.PropertyValue
args5(0).Name = "By"
args5(0).Value = 1

dispatcher.executeDispatch(document, ".uno:GoRightToEndOfDataSel", "", 0, args5())

rem ----------------------------------------------------------------------
dispatcher.executeDispatch(document, ".uno:ClearContents", "", 0, Array())

rem ----------------------------------------------------------------------
dim args7(1) as new com.sun.star.beans.PropertyValue
args7(0).Name = "By"
args7(0).Value = 1
args7(1).Name = "Sel"
args7(1).Value = false

dispatcher.executeDispatch(document, ".uno:GoDown", "", 0, args7())

rem ----------------------------------------------------------------------
dim args8(0) as new com.sun.star.beans.PropertyValue
args8(0).Name = "By"
args8(0).Value = 1

dispatcher.executeDispatch(document, ".uno:GoRightSel", "", 0, args8())

rem ----------------------------------------------------------------------
dim args9(0) as new com.sun.star.beans.PropertyValue
args9(0).Name = "By"
args9(0).Value = 1

dispatcher.executeDispatch(document, ".uno:GoRightSel", "", 0, args9())

rem ----------------------------------------------------------------------
dim args10(0) as new com.sun.star.beans.PropertyValue
args10(0).Name = "By"
args10(0).Value = 1

dispatcher.executeDispatch(document, ".uno:GoRightSel", "", 0, args10())

rem ----------------------------------------------------------------------
dim args11(0) as new com.sun.star.beans.PropertyValue
args11(0).Name = "By"
args11(0).Value = 1

dispatcher.executeDispatch(document, ".uno:GoRightSel", "", 0, args11())

rem ----------------------------------------------------------------------
dim args12(0) as new com.sun.star.beans.PropertyValue
args12(0).Name = "By"
args12(0).Value = 1

dispatcher.executeDispatch(document, ".uno:GoRightSel", "", 0, args12())

rem ----------------------------------------------------------------------
dim args13(0) as new com.sun.star.beans.PropertyValue
args13(0).Name = "By"
args13(0).Value = 1

dispatcher.executeDispatch(document, ".uno:GoRightSel", "", 0, args13())

rem ----------------------------------------------------------------------
dim args14(0) as new com.sun.star.beans.PropertyValue
args14(0).Name = "By"
args14(0).Value = 1

dispatcher.executeDispatch(document, ".uno:GoRightSel", "", 0, args14())

rem ----------------------------------------------------------------------
dim args15(0) as new com.sun.star.beans.PropertyValue
args15(0).Name = "By"
args15(0).Value = 1

dispatcher.executeDispatch(document, ".uno:GoRightSel", "", 0, args15())

rem ----------------------------------------------------------------------
dim args16(0) as new com.sun.star.beans.PropertyValue
args16(0).Name = "By"
args16(0).Value = 1

dispatcher.executeDispatch(document, ".uno:GoRightSel", "", 0, args16())

rem ----------------------------------------------------------------------
dim args17(0) as new com.sun.star.beans.PropertyValue
args17(0).Name = "By"
args17(0).Value = 1

dispatcher.executeDispatch(document, ".uno:GoDownToEndOfDataSel", "", 0, args17())

rem ----------------------------------------------------------------------
dim args18(0) as new com.sun.star.beans.PropertyValue
args18(0).Name = "By"
args18(0).Value = 1

dispatcher.executeDispatch(document, ".uno:GoDownToEndOfDataSel", "", 0, args18())

rem ----------------------------------------------------------------------
dispatcher.executeDispatch(document, ".uno:Cut", "", 0, Array())

rem ----------------------------------------------------------------------
dim args20(1) as new com.sun.star.beans.PropertyValue
args20(0).Name = "By"
args20(0).Value = 1
args20(1).Name = "Sel"
args20(1).Value = false

dispatcher.executeDispatch(document, ".uno:GoUp", "", 0, args20())

rem ----------------------------------------------------------------------
dispatcher.executeDispatch(document, ".uno:Paste", "", 0, Array())

rem ----------------------------------------------------------------------
dim args22(0) as new com.sun.star.beans.PropertyValue
args22(0).Name = "Sel"
args22(0).Value = false

dispatcher.executeDispatch(document, ".uno:GoToStart", "", 0, args22())


end sub
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molov_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